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460" officeooo:paragraph-rsid="001514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all,</text:p>
      <text:p text:style-name="P1">This is my first Github repository. It contains a calculator made using HTML, CSS, and Javascrip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0:46:28.647277799</meta:creation-date>
    <dc:date>2022-03-05T10:47:35.550991525</dc:date>
    <meta:editing-duration>PT1M7S</meta:editing-duration>
    <meta:editing-cycles>1</meta:editing-cycles>
    <meta:document-statistic meta:table-count="0" meta:image-count="0" meta:object-count="0" meta:page-count="1" meta:paragraph-count="2" meta:word-count="18" meta:character-count="107" meta:non-whitespace-character-count="91"/>
    <meta:generator>LibreOffice/7.2.5.2$Linux_X86_64 LibreOffice_project/20$Build-2</meta:generator>
  </office:meta>
</office:document-meta>
</file>